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FF6600" style:shrink-to-fit="tru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36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37">
      <style:table-cell-properties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38">
      <style:table-cell-properties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38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25" style:family="table-cell" style:parent-style-name="Default" style:data-style-name="N36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9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3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7" style:family="table-cell" style:parent-style-name="Default" style:data-style-name="N0"/>
    <style:style style:name="ce38" style:family="table-cell" style:parent-style-name="Default" style:data-style-name="N19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none" fo:border-bottom="2pt solid #000000" fo:border-left="none" fo:border-right="none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14.049375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7.858125cm"/>
    </style:style>
    <style:style style:name="co6" style:family="table-column">
      <style:table-column-properties fo:break-before="auto" style:column-width="8.255cm"/>
    </style:style>
    <style:style style:name="co7" style:family="table-column">
      <style:table-column-properties fo:break-before="auto" style:column-width="7.40833333333333cm"/>
    </style:style>
    <style:style style:name="co8" style:family="table-column">
      <style:table-column-properties fo:break-before="auto" style:column-width="10.2658333333333cm"/>
    </style:style>
    <style:style style:name="co9" style:family="table-column">
      <style:table-column-properties fo:break-before="auto" style:column-width="9.207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38.1pt" style:use-optimal-row-height="false" fo:break-before="auto"/>
    </style:style>
    <style:style style:name="ro2" style:family="table-row">
      <style:table-row-properties style:row-height="33.95pt" style:use-optimal-row-height="false" fo:break-before="auto"/>
    </style:style>
    <style:style style:name="ro3" style:family="table-row">
      <style:table-row-properties style:row-height="43.9pt" style:use-optimal-row-height="false" fo:break-before="auto"/>
    </style:style>
    <style:style style:name="ro4" style:family="table-row">
      <style:table-row-properties style:row-height="28.9pt" style:use-optimal-row-height="false" fo:break-before="auto"/>
    </style:style>
    <style:style style:name="ro5" style:family="table-row">
      <style:table-row-properties style:row-height="50.4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54.75pt" style:use-optimal-row-height="false" fo:break-before="auto"/>
    </style:style>
    <style:style style:name="ro8" style:family="table-row">
      <style:table-row-properties style:row-height="64.7pt" style:use-optimal-row-height="false" fo:break-before="auto"/>
    </style:style>
    <style:style style:name="ro9" style:family="table-row">
      <style:table-row-properties style:row-height="78.75pt" style:use-optimal-row-height="false" fo:break-before="auto"/>
    </style:style>
    <style:style style:name="ro10" style:family="table-row">
      <style:table-row-properties style:row-height="39.75pt" style:use-optimal-row-height="false" fo:break-before="auto"/>
    </style:style>
    <style:style style:name="ro11" style:family="table-row">
      <style:table-row-properties style:row-height="49.7pt" style:use-optimal-row-height="false" fo:break-before="auto"/>
    </style:style>
    <style:style style:name="ro12" style:family="table-row">
      <style:table-row-properties style:row-height="36.4pt" style:use-optimal-row-height="false" fo:break-before="auto"/>
    </style:style>
    <style:style style:name="ro13" style:family="table-row">
      <style:table-row-properties style:row-height="45.6pt" style:use-optimal-row-height="false" fo:break-before="auto"/>
    </style:style>
    <style:style style:name="ro14" style:family="table-row">
      <style:table-row-properties style:row-height="56.45pt" style:use-optimal-row-height="false" fo:break-before="auto"/>
    </style:style>
    <style:style style:name="ro15" style:family="table-row">
      <style:table-row-properties style:row-height="33.2pt" style:use-optimal-row-height="false" fo:break-before="auto"/>
    </style:style>
    <style:style style:name="ro16" style:family="table-row">
      <style:table-row-properties style:row-height="44.85pt" style:use-optimal-row-height="false" fo:break-before="auto"/>
    </style:style>
    <style:style style:name="ro17" style:family="table-row">
      <style:table-row-properties style:row-height="94.5pt" style:use-optimal-row-height="false" fo:break-before="auto"/>
    </style:style>
    <style:style style:name="ro18" style:family="table-row">
      <style:table-row-properties style:row-height="120.95pt" style:use-optimal-row-height="false" fo:break-before="auto"/>
    </style:style>
    <style:style style:name="ro19" style:family="table-row">
      <style:table-row-properties style:row-height="48.95pt" style:use-optimal-row-height="false" fo:break-before="auto"/>
    </style:style>
    <style:style style:name="ro20" style:family="table-row">
      <style:table-row-properties style:row-height="34.9pt" style:use-optimal-row-height="false" fo:break-before="auto"/>
    </style:style>
    <style:style style:name="ro21" style:family="table-row">
      <style:table-row-properties style:row-height="71.25pt" style:use-optimal-row-height="false" fo:break-before="auto"/>
    </style:style>
    <style:style style:name="ro22" style:family="table-row">
      <style:table-row-properties style:row-height="57.95pt" style:use-optimal-row-height="false" fo:break-before="auto"/>
    </style:style>
    <style:style style:name="ro23" style:family="table-row">
      <style:table-row-properties style:row-height="82.9pt" style:use-optimal-row-height="false" fo:break-before="auto"/>
    </style:style>
    <style:style style:name="ro24" style:family="table-row">
      <style:table-row-properties style:row-height="72.2pt" style:use-optimal-row-height="false" fo:break-before="auto"/>
    </style:style>
    <style:style style:name="ro25" style:family="table-row">
      <style:table-row-properties style:row-height="31.5pt" style:use-optimal-row-height="false" fo:break-before="auto"/>
    </style:style>
    <style:style style:name="ro26" style:family="table-row">
      <style:table-row-properties style:row-height="22.35pt" style:use-optimal-row-height="false" fo:break-before="auto"/>
    </style:style>
    <style:style style:name="ro27" style:family="table-row">
      <style:table-row-properties style:row-height="25.7pt" style:use-optimal-row-height="false" fo:break-before="auto"/>
    </style:style>
    <style:style style:name="ro28" style:family="table-row">
      <style:table-row-properties style:row-height="40.5pt" style:use-optimal-row-height="false" fo:break-before="auto"/>
    </style:style>
    <style:style style:name="ro29" style:family="table-row">
      <style:table-row-properties style:row-height="41.45pt" style:use-optimal-row-height="false" fo:break-before="auto"/>
    </style:style>
    <style:style style:name="ro30" style:family="table-row">
      <style:table-row-properties style:row-height="69.6pt" style:use-optimal-row-height="false" fo:break-before="auto"/>
    </style:style>
    <style:style style:name="ro31" style:family="table-row">
      <style:table-row-properties style:row-height="35.65pt" style:use-optimal-row-height="false" fo:break-before="auto"/>
    </style:style>
    <style:style style:name="ro32" style:family="table-row">
      <style:table-row-properties style:row-height="84.6pt" style:use-optimal-row-height="false" fo:break-before="auto"/>
    </style:style>
    <style:style style:name="ro33" style:family="table-row">
      <style:table-row-properties style:row-height="81.2pt" style:use-optimal-row-height="false" fo:break-before="auto"/>
    </style:style>
    <style:style style:name="ro34" style:family="table-row">
      <style:table-row-properties style:row-height="108.6pt" style:use-optimal-row-height="false" fo:break-before="auto"/>
    </style:style>
    <style:style style:name="ro35" style:family="table-row">
      <style:table-row-properties style:row-height="67.9pt" style:use-optimal-row-height="false" fo:break-before="auto"/>
    </style:style>
    <style:style style:name="ro36" style:family="table-row">
      <style:table-row-properties style:row-height="43.15pt" style:use-optimal-row-height="false" fo:break-before="auto"/>
    </style:style>
    <style:style style:name="ro37" style:family="table-row">
      <style:table-row-properties style:row-height="47.25pt" style:use-optimal-row-height="false" fo:break-before="auto"/>
    </style:style>
    <style:style style:name="ro38" style:family="table-row">
      <style:table-row-properties style:row-height="32.25pt" style:use-optimal-row-height="false" fo:break-before="auto"/>
    </style:style>
    <style:style style:name="ro39" style:family="table-row">
      <style:table-row-properties style:row-height="21.6pt" style:use-optimal-row-height="false" fo:break-before="auto"/>
    </style:style>
    <style:style style:name="ro40" style:family="table-row">
      <style:table-row-properties style:row-height="28.15pt" style:use-optimal-row-height="false" fo:break-before="auto"/>
    </style:style>
    <style:style style:name="ro41" style:family="table-row">
      <style:table-row-properties style:row-height="19.9pt" style:use-optimal-row-height="false" fo:break-before="auto"/>
    </style:style>
    <style:style style:name="ro42" style:family="table-row">
      <style:table-row-properties style:row-height="20.65pt" style:use-optimal-row-height="false" fo:break-before="auto"/>
    </style:style>
    <style:style style:name="ro43" style:family="table-row">
      <style:table-row-properties style:row-height="24.95pt" style:use-optimal-row-height="false" fo:break-before="auto"/>
    </style:style>
    <style:style style:name="ro44" style:family="table-row">
      <style:table-row-properties style:row-height="55.5pt" style:use-optimal-row-height="false" fo:break-before="auto"/>
    </style:style>
    <style:style style:name="ro45" style:family="table-row">
      <style:table-row-properties style:row-height="43.5pt" style:use-optimal-row-height="false" fo:break-before="auto"/>
    </style:style>
    <style:style style:name="ro46" style:family="table-row">
      <style:table-row-properties style:row-height="35.25pt" style:use-optimal-row-height="false" fo:break-before="auto"/>
    </style:style>
    <style:style style:name="ro47" style:family="table-row">
      <style:table-row-properties style:row-height="29.25pt" style:use-optimal-row-height="false" fo:break-before="auto"/>
    </style:style>
    <style:style style:name="ro48" style:family="table-row">
      <style:table-row-properties style:row-height="30pt" style:use-optimal-row-height="false" fo:break-before="auto"/>
    </style:style>
    <style:style style:name="ro49" style:family="table-row">
      <style:table-row-properties style:row-height="33.75pt" style:use-optimal-row-height="false" fo:break-before="auto"/>
    </style:style>
    <style:style style:name="ro50" style:family="table-row">
      <style:table-row-properties style:row-height="51.75pt" style:use-optimal-row-height="false" fo:break-before="auto"/>
    </style:style>
    <style:style style:name="ro51" style:family="table-row">
      <style:table-row-properties style:row-height="38.25pt" style:use-optimal-row-height="false" fo:break-before="auto"/>
    </style:style>
    <style:style style:name="ro52" style:family="table-row">
      <style:table-row-properties style:row-height="34.5pt" style:use-optimal-row-height="false" fo:break-before="auto"/>
    </style:style>
    <style:style style:name="ro53" style:family="table-row">
      <style:table-row-properties style:row-height="57.75pt" style:use-optimal-row-height="false" fo:break-before="auto"/>
    </style:style>
    <style:style style:name="ro54" style:family="table-row">
      <style:table-row-properties style:row-height="62.25pt" style:use-optimal-row-height="false" fo:break-before="auto"/>
    </style:style>
    <style:style style:name="ro55" style:family="table-row">
      <style:table-row-properties style:row-height="42.75pt" style:use-optimal-row-height="true" fo:break-before="auto"/>
    </style:style>
    <style:style style:name="ro56" style:family="table-row">
      <style:table-row-properties style:row-height="57pt" style:use-optimal-row-height="true" fo:break-before="auto"/>
    </style:style>
    <style:style style:name="ro57" style:family="table-row">
      <style:table-row-properties style:row-height="29.25pt" style:use-optimal-row-height="true" fo:break-before="auto"/>
    </style:style>
    <style:style style:name="ro58" style:family="table-row">
      <style:table-row-properties style:row-height="28.5pt" style:use-optimal-row-height="true" fo:break-before="auto"/>
    </style:style>
    <style:style style:name="ro59" style:family="table-row">
      <style:table-row-properties style:row-height="48.75pt" style:use-optimal-row-height="false" fo:break-before="auto"/>
    </style:style>
    <style:style style:name="ro60" style:family="table-row">
      <style:table-row-properties style:row-height="43.5pt" style:use-optimal-row-height="true" fo:break-before="auto"/>
    </style:style>
    <style:style style:name="ro61" style:family="table-row">
      <style:table-row-properties style:row-height="71.25pt" style:use-optimal-row-height="true" fo:break-before="auto"/>
    </style:style>
    <style:style style:name="ro62" style:family="table-row">
      <style:table-row-properties style:row-height="15pt" style:use-optimal-row-height="true" fo:break-before="auto"/>
    </style:style>
    <style:style style:name="ro6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4" table:default-cell-style-name="ce8"/>
        <table:table-column table:style-name="co10" table:default-cell-style-name="ce6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Day of Week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Hours Logged</text:p>
          </table:table-cell>
          <table:table-cell office:value-type="string" table:style-name="ce4">
            <text:p>Endings</text:p>
          </table:table-cell>
          <table:table-cell office:value-type="string" table:style-name="ce3">
            <text:p>Graves</text:p>
          </table:table-cell>
          <table:table-cell office:value-type="string" table:style-name="ce3">
            <text:p>Mariage</text:p>
          </table:table-cell>
          <table:table-cell office:value-type="string" table:style-name="ce3">
            <text:p>MoEML</text:p>
          </table:table-cell>
          <table:table-cell office:value-type="string" table:style-name="ce3">
            <text:p>Moses</text:p>
          </table:table-cell>
          <table:table-cell table:number-columns-repeated="1012" table:style-name="ce3"/>
          <table:table-cell table:number-columns-repeated="2" table:style-name="ce5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01T00:00:00" table:style-name="ce7">
            <text:p>2016-05-0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updated media.xml docume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02T16:29:50" table:style-name="ce7">
            <text:p>2016-05-02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copy-editing updated media.xml document.; 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5-03T00:00:00" table:style-name="ce7">
            <text:p>2016-05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">
          <table:table-cell office:value-type="date" office:date-value="2016-05-04T00:00:00" table:style-name="ce7">
            <text:p>2016-05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3:20 &amp; 13:5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05T00:00:00" table:style-name="ce7">
            <text:p>2016-05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Developed spreadsheet for recording dramatic extracts; fixed typos in BIBL1.xml and RAMA1.xml (as noticed by JJ and K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6T00:00:00" table:style-name="ce7">
            <text:p>2016-05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developing spreadsheet for recording dramatic extracts; met with JT and MDH re: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7T00:00:00" table:style-name="ce7">
            <text:p>2016-05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20:15-21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">
          <table:table-cell office:value-type="date" office:date-value="2016-05-09T00:00:00" table:style-name="ce7">
            <text:p>2016-05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">
          <table:table-cell office:value-type="date" office:date-value="2016-05-10T00:00:00" table:style-name="ce7">
            <text:p>2016-05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30</text:p>
          </table:table-cell>
          <table:table-cell office:value-type="float" office:value="7.25" table:style-name="ce8">
            <text:p>7.2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5-11T16:28:04" table:style-name="ce7">
            <text:p>2016-05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30</text:p>
          </table:table-cell>
          <table:table-cell office:value-type="float" office:value="7.75" table:style-name="ce8">
            <text:p>7.7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5-14T00:00:00" table:style-name="ce7">
            <text:p>2016-05-1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11:25; 12:15-13:15, 15:45-19:00</text:p>
          </table:table-cell>
          <table:table-cell office:value-type="float" office:value="6.25" table:style-name="ce8">
            <text:p>6.25</text:p>
          </table:table-cell>
          <table:table-cell table:style-name="ce9"/>
          <table:table-cell office:value-type="string" table:style-name="ce9">
            <text:p>Responded to MDH and EGW email about work on Graves diary.</text:p>
          </table:table-cell>
          <table:table-cell table:style-name="ce9"/>
          <table:table-cell office:value-type="string" table:style-name="ce9">
            <text:p>Answered MoEML emails; began merging JB's unversioned copy of stow_1598.xml with the copy on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15T00:00:00" table:style-name="ce11">
            <text:p>2016-05-15</text:p>
          </table:table-cell>
          <table:table-cell office:value-type="string" table:style-name="ce12">
            <text:p>Sun</text:p>
          </table:table-cell>
          <table:table-cell office:value-type="string" table:style-name="ce12">
            <text:p>09:00-15:45</text:p>
          </table:table-cell>
          <table:table-cell office:value-type="float" office:value="6.75" table:style-name="ce12">
            <text:p>6.75</text:p>
          </table:table-cell>
          <table:table-cell table:number-columns-repeated="3" table:style-name="ce13"/>
          <table:table-cell office:value-type="string" table:style-name="ce13">
            <text:p>Finished merging JB's unversioned copy of stow_1598.xml with the copy on SVN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1">
          <table:table-cell office:value-type="date" office:date-value="2016-05-18T00:00:00" table:style-name="ce7">
            <text:p>2016-05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6:15-9:30, 10:30-11:00, 13:00-16:30, &amp; 22:00-22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Answered MoEML emails; read through CURT2.xml to identify places where The Curtain is referred to as polygona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2">
          <table:table-cell office:value-type="date" office:date-value="2016-05-19T00:00:00" table:style-name="ce7">
            <text:p>2016-05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7:15-9:15, 12:00-15:30, 16:30-17:00, 21:00-22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-wrote and copy-edited documentation for dramatic extracts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3">
          <table:table-cell office:value-type="date" office:date-value="2016-05-20T00:00:00" table:style-name="ce7">
            <text:p>2016-05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, 13:00-16:15-19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writing documentation for encoding persons; researched reference to "Powlters" in WEST14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4">
          <table:table-cell office:value-type="date" office:date-value="2016-05-21T00:00:00" table:style-name="ce7">
            <text:p>2016-05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6:30-9:15, 10:30-12:30, 15:30-16:00, &amp; 16:3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22T00:00:00" table:style-name="ce7">
            <text:p>2016-05-22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9:30, 10:50-11:20, 12:00-16:00, 18:0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writing documentation for encoding persons; began encoding documentation for encoding persons (encode_persons.xml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23T00:00:00" table:style-name="ce7">
            <text:p>2016-05-23</text:p>
          </table:table-cell>
          <table:table-cell office:value-type="string" table:style-name="ce8">
            <text:p>Mon</text:p>
          </table:table-cell>
          <table:table-cell table:style-name="ce8"/>
          <table:table-cell office:value-type="string" table:style-name="ce8">
            <text:p>STAT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5">
          <table:table-cell office:value-type="date" office:date-value="2016-05-24T00:00:00" table:style-name="ce7">
            <text:p>2016-05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0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15">
            <text:p>Finished encoding encode_persons.xml; met with CD, KT, and JT for persathon; organized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6">
          <table:table-cell office:value-type="date" office:date-value="2016-05-25T16:31:19" table:style-name="ce7">
            <text:p>2016-05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copy-editing leftover entries in PERS1.xml from Tuesday's persathon; added new entries to PERS1.xml that had relations with entries from the persath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7">
          <table:table-cell office:value-type="date" office:date-value="2016-05-26T00:00:00" table:style-name="ce7">
            <text:p>2016-05-2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8">
          <table:table-cell office:value-type="date" office:date-value="2016-05-27T16:05:14" table:style-name="ce7">
            <text:p>2016-05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30T00:00:00" table:style-name="ce7">
            <text:p>2016-05-30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4:45, 16:00-16:15, &amp; 17:00-18:00</text:p>
          </table:table-cell>
          <table:table-cell office:value-type="float" office:value="7.5" table:style-name="ce8">
            <text:p>7.5</text:p>
          </table:table-cell>
          <table:table-cell office:value-type="string" table:style-name="ce9">
            <text:p>Met with JT and JJ re: new FAST code from Endings for timesheets.</text:p>
          </table:table-cell>
          <table:table-cell table:number-columns-repeated="2" table:style-name="ce9"/>
          <table:table-cell office:value-type="string" table:style-name="ce9">
            <text:p>Began encoding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31T16:26:05" table:style-name="ce11">
            <text:p>2016-05-31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9:00-10:30 &amp; 11:00-17:0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encoding WALL2.xml (and gave up due to concerns about the quality of the article); emailed KT re: concerns about WALL2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9">
          <table:table-cell office:value-type="date" office:date-value="2016-06-01T00:00:00" table:style-name="ce7">
            <text:p>2016-06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1:00 &amp;11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MDH re: introduction to Graves Diary project</text:p>
          </table:table-cell>
          <table:table-cell table:style-name="ce9"/>
          <table:table-cell office:value-type="string" table:style-name="ce9">
            <text:p>Cleaned up Asana tasks; began fact-checking MAPS1.xml; began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0">
          <table:table-cell office:value-type="date" office:date-value="2016-06-02T16:52:37" table:style-name="ce7">
            <text:p>2016-06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7:00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Researched Robert Graves for Graves diary project.</text:p>
          </table:table-cell>
          <table:table-cell table:style-name="ce9"/>
          <table:table-cell office:value-type="string" table:style-name="ce9">
            <text:p>Continued writing XSLT for alphabetizing GLOSS1.xml; team meeting; updated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1">
          <table:table-cell office:value-type="date" office:date-value="2016-06-03T00:00:00" table:style-name="ce7">
            <text:p>2016-06-03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 table:style-name="ce9"/>
          <table:table-cell office:value-type="string" table:style-name="ce9">
            <text:p>Finished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06T00:00:00" table:style-name="ce7">
            <text:p>2016-06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3:30-17:00</text:p>
          </table:table-cell>
          <table:table-cell office:value-type="float" office:value="5.5" table:style-name="ce8">
            <text:p>5.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7T00:00:00" table:style-name="ce7">
            <text:p>2016-06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8T00:00:00" table:style-name="ce7">
            <text:p>2016-06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2:30 &amp; 13:30-18:15</text:p>
          </table:table-cell>
          <table:table-cell office:value-type="float" office:value="7.75" table:style-name="ce8">
            <text:p>7.7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4">
          <table:table-cell office:value-type="date" office:date-value="2016-06-09T00:00:00" table:style-name="ce7">
            <text:p>2016-06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4:00-17:4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0T00:00:00" table:style-name="ce7">
            <text:p>2016-06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15-13:00 &amp; 14:00-17:1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16">
            <text:p>Encoded link to agas_instructions.xml in the teaching.xml landing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1T00:00:00" table:style-name="ce7">
            <text:p>2016-06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40-9:55</text:p>
          </table:table-cell>
          <table:table-cell office:value-type="float" office:value="1.25" table:style-name="ce8">
            <text:p>1.2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3T16:52:49" table:style-name="ce7">
            <text:p>2016-06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3:00, 13:30-17:00, 19:45-20:1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refs in Graves with an incorrect @type value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6-14T17:01:58" table:style-name="ce7">
            <text:p>2016-06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45-12:00 &amp; 13:00-17:15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Worked on refs in Graves with an incorrect @type value;</text:p>
          </table:table-cell>
          <table:table-cell table:style-name="ce9"/>
          <table:table-cell office:value-type="string" table:style-name="ce16">
            <text:p>Met with JT and MDH re: use of &lt;hi&gt; and &lt;foreign&gt; in stow_1598.xml; began writing email to MoEML team about my time off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15T16:39:05" table:style-name="ce17">
            <text:p>2016-06-15</text:p>
          </table:table-cell>
          <table:table-cell office:value-type="string" table:style-name="ce12">
            <text:p>Wed</text:p>
          </table:table-cell>
          <table:table-cell office:value-type="string" table:style-name="ce12">
            <text:p>9:30-17:00 &amp; 17:45-18:15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Transposed my MoEML work log for May 2016 and June 1-15 into this new Endings work log; met with JT and MDH re: setting up git repository.</text:p>
          </table:table-cell>
          <table:table-cell office:value-type="string" table:style-name="ce13">
            <text:p>Finished working on refs in Graves with an incorrect @type value; emailed EGW about progress in Graves.</text:p>
          </table:table-cell>
          <table:table-cell table:style-name="ce13"/>
          <table:table-cell office:value-type="string" table:style-name="ce13">
            <text:p>Emailed MoEML team about my work schedule for the end of June and July 2016; met with KT and JT re: workflow for PPP contributions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21">
          <table:table-cell office:value-type="date" office:date-value="2016-06-16T13:37:29" table:style-name="ce10">
            <text:p>2016-06-1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ceived email reply from EGW.</text:p>
          </table:table-cell>
          <table:table-cell table:style-name="ce9"/>
          <table:table-cell office:value-type="string" table:style-name="ce9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7T08:30:45" table:style-name="ce10">
            <text:p>2016-06-17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8:00-10:00 &amp; 10:30-15:00</text:p>
          </table:table-cell>
          <table:table-cell office:value-type="float" office:value="6.5" table:style-name="ce8">
            <text:p>6.5</text:p>
          </table:table-cell>
          <table:table-cell office:value-type="string" table:style-name="ce9">
            <text:p>Helped JJ give MC a tour of the Agas map.</text:p>
          </table:table-cell>
          <table:table-cell office:value-type="string" table:style-name="ce9">
            <text:p>Replied to EGW's email.</text:p>
          </table:table-cell>
          <table:table-cell table:style-name="ce9"/>
          <table:table-cell office:value-type="string" table:style-name="ce9">
            <text:p>Continued encoding BEAR1.xml; reviewed recent emails related to the MoEML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6-18T00:00:00" table:style-name="ce7">
            <text:p>2016-06-18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1:30-12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Began adding index terms to encode_persons.xml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6-20T00:00:00" table:style-name="ce7">
            <text:p>2016-06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4:00 &amp; 14:30-18:1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adding index terms to encode_persons.xml; began writing documentation on researching people; 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6">
          <table:table-cell office:value-type="date" office:date-value="2016-06-21T00:00:00" table:style-name="ce7">
            <text:p>2016-06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, 9:55-14:10, &amp; 21:45-22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7">
          <table:table-cell office:value-type="date" office:date-value="2016-06-22T00:00:00" table:style-name="ce7">
            <text:p>2016-06-22</text:p>
          </table:table-cell>
          <table:table-cell office:value-type="string" table:style-name="ce10">
            <text:p>Wed</text:p>
          </table:table-cell>
          <table:table-cell office:value-type="string" table:style-name="ce8">
            <text:p>8:30-9:30, 10:00-11:00, 12:30-13:30, 14:00-15:00, 18:15-19:15, 20:30-23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20"/>
        </table:table-row>
        <table:table-row table:style-name="ro28">
          <table:table-cell office:value-type="date" office:date-value="2016-06-23T00:00:00" table:style-name="ce7">
            <text:p>2016-06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Emailed Colleen McClintock (MoEML contributor) a copy of the PERS Spreadhseet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7T00:00:00" table:style-name="ce10">
            <text:p>2016-06-27</text:p>
          </table:table-cell>
          <table:table-cell office:value-type="string" table:style-name="ce6">
            <text:p>Mon</text:p>
          </table:table-cell>
          <table:table-cell office:value-type="string" table:style-name="ce8">
            <text:p>10:10-10:55, 15:30-19:00, 21:15-23:30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8T00:00:00" table:style-name="ce10">
            <text:p>2016-06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50-10:15, 11:30-11:45, 12:25-12:40, 13:00-14:45, 16:50-18:35, 21:00-22:0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6-29T16:41:56" table:style-name="ce10">
            <text:p>2016-06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formula="of:=SUM([.D26:.D49])/25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7-01T00:00:00" table:style-name="ce10">
            <text:p>2016-07-0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5T00:00:00" table:style-name="ce10">
            <text:p>2016-07-05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1:00 &amp; 11:3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6T00:00:00" table:style-name="ce10">
            <text:p>2016-07-0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 &amp; 11:00-17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encoding BEAR1.xml; continued preparing images (including descriptions) in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7T00:00:00" table:style-name="ce10">
            <text:p>2016-07-0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00-20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11T00:00:00" table:style-name="ce10">
            <text:p>2016-07-1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14T00:00:00" table:style-name="ce17">
            <text:p>2016-07-14</text:p>
          </table:table-cell>
          <table:table-cell office:value-type="string" table:style-name="ce17">
            <text:p>Thurs</text:p>
          </table:table-cell>
          <table:table-cell office:value-type="string" table:style-name="ce12">
            <text:p>12:00-16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writing and encoding documentation in encode_persons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2">
          <table:table-cell office:value-type="date" office:date-value="2016-07-22T00:00:00" table:style-name="ce10">
            <text:p>2016-07-2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2:00 &amp; 12:3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3">
          <table:table-cell office:value-type="date" office:date-value="2016-07-25T16:17:29" table:style-name="ce10">
            <text:p>2016-07-2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4">
          <table:table-cell office:value-type="date" office:date-value="2016-07-26T14:26:49" table:style-name="ce10">
            <text:p>2016-07-2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4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string" table:style-name="ce10">
            <text:p>2016-08—0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5.8666666666666663" table:formula="of:=SUM([.D51:.D65])/15" table:style-name="ce8">
            <text:p>5.866666667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05T00:00:00" table:style-name="ce10">
            <text:p>2016-09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9-26T00:00:00" table:style-name="ce10">
            <text:p>2016-09-2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n/a</text:p>
          </table:table-cell>
          <table:table-cell office:value-type="float" office:value="1.8" table:style-name="ce8">
            <text:p>1.8</text:p>
          </table:table-cell>
          <table:table-cell office:value-type="string" table:style-name="ce9">
            <text:p>Extra hours logged here to correct error on previous spreadsheet (approved by JJ and KT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16T00:00:00" table:style-name="ce10">
            <text:p>2016-10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5:00-17:00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Endings fall meeting.</text:p>
          </table:table-cell>
          <table:table-cell table:number-columns-repeated="2" table:style-name="ce9"/>
          <table:table-cell office:value-type="string" table:style-name="ce9">
            <text:p>MoEML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1">
          <table:table-cell office:value-type="date" office:date-value="2016-10-23T00:00:00" table:style-name="ce10">
            <text:p>2016-10-2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xed issue with KAET1 bio in PERS1.xml (turns out the entire PERS1.xml file was out of date on eXis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7T00:00:00" table:style-name="ce10">
            <text:p>2016-11-1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 &amp; 11:00-11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stored previous versions of PERS1.xml and team.xml (accidentally overwritten); emailed JJ about overwriting issu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6-12-12T00:00:00" table:style-name="ce25">
            <text:p>2016-12-12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0:00-11:0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Emailed Endings team re: issue with overtime pay; updated Endings work log from my own records.</text:p>
          </table:table-cell>
          <table:table-cell table:number-columns-repeated="4"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2T00:00:00" table:style-name="ce29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3T00:00:00" table:style-name="ce29">
            <text:p>2016-12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35-9:50, 10:20-12:20, 13:00-14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Began copy-editing JT's abstracts for ALDE1, NOBL1, and FOST1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6-12-24T00:00:00" table:style-name="ce29">
            <text:p>2016-12-2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, 6:15-6:45, 7:10-7:40, 8:45-10:30</text:p>
          </table:table-cell>
          <table:table-cell office:value-type="float" office:value="4.5" table:style-name="ce8">
            <text:p>4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Finished copy-editing JT's abstracts for ALDE1, NOBL1, and FOST1; fixed broken file path in SVN by checking out the /london repository again; cleaned up Asana tasks; continued copy editing Roland's WALL2 article after it had been revised by JJ and KT,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2">
          <table:table-cell office:value-type="date" office:date-value="2016-12-27T00:00:00" table:style-name="ce29">
            <text:p>2016-12-2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0:30</text:p>
          </table:table-cell>
          <table:table-cell office:value-type="float" office:value="0.5" table:style-name="ce32">
            <text:p>0.5</text:p>
          </table:table-cell>
          <table:table-cell table:style-name="ce30"/>
          <table:table-cell table:number-columns-repeated="2" table:style-name="ce9"/>
          <table:table-cell office:value-type="string" table:style-name="ce9">
            <text:p>Began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28T00:00:00" table:style-name="ce29">
            <text:p>2016-12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15, 14:00-14:30, &amp; 16:30-17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30T00:00:00" table:style-name="ce29">
            <text:p>2016-12-3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2-31T00:00:00" table:style-name="ce38">
            <text:p>2016-12-31</text:p>
          </table:table-cell>
          <table:table-cell office:value-type="string" table:style-name="ce39">
            <text:p>Sat</text:p>
          </table:table-cell>
          <table:table-cell office:value-type="string" table:style-name="ce39">
            <text:p>13:05-13:20, 14:15-15:45, 16:45-17:00, &amp; 17:30-18:15</text:p>
          </table:table-cell>
          <table:table-cell office:value-type="float" office:value="2.5" table:style-name="ce39">
            <text:p>2.5</text:p>
          </table:table-cell>
          <table:table-cell table:number-columns-repeated="3" table:style-name="ce40"/>
          <table:table-cell office:value-type="string" table:style-name="ce40">
            <text:p>Continued encoding Roland's WALL2.xml; met with JJ about next steps for MAPS1.xml.</text:p>
          </table:table-cell>
          <table:table-cell table:style-name="ce40"/>
          <table:table-cell table:number-columns-repeated="1014" table:style-name="ce39"/>
          <table:table-cell table:style-name="ce41"/>
          <table:table-cell table:number-columns-repeated="15360" table:style-name="ce42"/>
        </table:table-row>
        <table:table-row table:style-name="ro58">
          <table:table-cell office:value-type="date" office:date-value="2017-01-03T00:00:00" table:style-name="ce33">
            <text:p>2017-01-03</text:p>
          </table:table-cell>
          <table:table-cell office:value-type="string" table:style-name="ce34">
            <text:p>Tues</text:p>
          </table:table-cell>
          <table:table-cell office:value-type="string" table:style-name="ce34">
            <text:p>10:00-11:15 &amp; 22:15-22:45</text:p>
          </table:table-cell>
          <table:table-cell office:value-type="float" office:value="1.75" table:style-name="ce34">
            <text:p>1.75</text:p>
          </table:table-cell>
          <table:table-cell table:number-columns-repeated="3" table:style-name="ce35"/>
          <table:table-cell office:value-type="string" table:style-name="ce35">
            <text:p>Began alphabetizing MAPS1.xml; began writing email to BT about his role in copy editing MAPS1.xml.</text:p>
          </table:table-cell>
          <table:table-cell table:style-name="ce35"/>
          <table:table-cell table:number-columns-repeated="1014" table:style-name="ce34"/>
          <table:table-cell table:style-name="ce36"/>
          <table:table-cell table:number-columns-repeated="15360" table:style-name="ce37"/>
        </table:table-row>
        <table:table-row table:style-name="ro55">
          <table:table-cell office:value-type="date" office:date-value="2017-01-04T00:00:00" table:style-name="ce29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5T00:00:00" table:style-name="ce29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1-06T00:00:00" table:style-name="ce29">
            <text:p>2017-01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10-10:10 &amp; 17:00-17:15</text:p>
          </table:table-cell>
          <table:table-cell office:value-type="float" office:value="2.25" table:style-name="ce32">
            <text:p>2.2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7T00:00:00" table:style-name="ce29">
            <text:p>2017-01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35-12:35, 19:00-19:45, &amp; 20:20-20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Worked on finding, downloading, and cropping images for WALL2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9T00:00:00" table:style-name="ce29">
            <text:p>2017-01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0-10:20</text:p>
          </table:table-cell>
          <table:table-cell office:value-type="float" office:value="1.5" table:style-name="ce8">
            <text:p>1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number-rows-repeated="2" table:style-name="ro62">
          <table:table-cell table:number-columns-repeated="3" table:style-name="ce8"/>
          <table:table-cell table:style-name="ce31"/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number-rows-repeated="1048408" table:style-name="ro6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number:date-style style:name="N36">
      <number:year number:style="long"/>
      <number:text>-</number:text>
      <number:month number:style="long"/>
      <number:text>-</number:text>
      <number:day number:style="long"/>
    </number:date-style>
    <number:time-style style:name="N37">
      <number:hours/>
      <number:text>:</number:text>
      <number:minutes number:style="long"/>
    </number:time-style>
    <number:time-style style:name="N38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9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ye Landels</meta:initial-creator>
    <dc:creator>Tye Landels</dc:creator>
    <meta:creation-date>2016-05-18T12:21:57Z</meta:creation-date>
    <dc:date>2017-01-09T23:59:53Z</dc:date>
    <meta:editing-cycles>69</meta:editing-cycles>
    <meta:editing-duration>PT112006S</meta:editing-duration>
  </office:meta>
</office:document-meta>
</file>